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frican%20American%20rock%20musicians" text:style-name="Internet_20_link" text:visited-style-name="Visited_20_Internet_20_Link"><text:span text:style-name="T3">African American rock musicians</text:span></text:a></text:p>
      <text:p text:style-name="Standard"><text:a xlink:type="simple" xlink:href="https://search.worldcat.org/fr/search?q=su%3AAfrican%20American%20rock%20musicians%20Biography%20Comic%20books,%20strips,%20etc" text:style-name="Internet_20_link" text:visited-style-name="Visited_20_Internet_20_Link"><text:span text:style-name="T3">African American rock musicians Biography Comic books, strips</text:span></text:a></text:p>
      <text:p text:style-name="Standard"><text:a xlink:type="simple" xlink:href="https://search.worldcat.org/fr/search?q=su%3ABIOGRAPHY%20&amp;%20AUTOBIOGRAPHY" text:style-name="Internet_20_link" text:visited-style-name="Visited_20_Internet_20_Link"><text:span text:style-name="T3">BIOGRAPHY &amp; AUTOBIOGRAPHY</text:span></text:a></text:p>
      <text:p text:style-name="Standard"><text:a xlink:type="simple" xlink:href="https://search.worldcat.org/fr/search?q=su%3ABandes%20dessinées" text:style-name="Internet_20_link" text:visited-style-name="Visited_20_Internet_20_Link"><text:span text:style-name="T3">Bandes dessinées</text:span></text:a></text:p>
      <text:p text:style-name="Standard"><text:a xlink:type="simple" xlink:href="https://search.worldcat.org/fr/search?q=su%3ABandes%20dessinées%20autres%20que%20de%20fiction" text:style-name="Internet_20_link" text:visited-style-name="Visited_20_Internet_20_Link"><text:span text:style-name="T3">Bandes dessinées autres que de fiction</text:span></text:a></text:p>
      <text:p text:style-name="Standard"><text:a xlink:type="simple" xlink:href="https://search.worldcat.org/fr/search?q=su%3ABandes%20dessinées%20biographiques" text:style-name="Internet_20_link" text:visited-style-name="Visited_20_Internet_20_Link"><text:span text:style-name="T3">Bandes dessinées biographiques</text:span></text:a></text:p>
      <text:p text:style-name="Standard"><text:a xlink:type="simple" xlink:href="https://search.worldcat.org/fr/search?q=su%3ABass%20guitarists" text:style-name="Internet_20_link" text:visited-style-name="Visited_20_Internet_20_Link"><text:span text:style-name="T3">Bass guitarists</text:span></text:a></text:p>
      <text:p text:style-name="Standard"><text:a xlink:type="simple" xlink:href="https://search.worldcat.org/fr/search?q=su%3ABass%20guitarists%20United%20States%20Biography%20Comic%20books,%20strips,%20etc" text:style-name="Internet_20_link" text:visited-style-name="Visited_20_Internet_20_Link"><text:span text:style-name="T3">Bass guitarists United States Biography Comic books, strips</text:span></text:a></text:p>
      <text:p text:style-name="Standard"><text:a xlink:type="simple" xlink:href="https://search.worldcat.org/fr/search?q=su%3ABassistes%20(Guitare)%20États-Unis%20Biographies%20Bandes%20dessinées" text:style-name="Internet_20_link" text:visited-style-name="Visited_20_Internet_20_Link"><text:span text:style-name="T3">Bassistes (Guitare) États-Unis Biographies Bandes dessinées</text:span></text:a></text:p>
      <text:p text:style-name="Standard"><text:a xlink:type="simple" xlink:href="https://search.worldcat.org/fr/search?q=su%3ABiographical%20comics" text:style-name="Internet_20_link" text:visited-style-name="Visited_20_Internet_20_Link"><text:span text:style-name="T3">Biographical comics</text:span></text:a></text:p>
      <text:p text:style-name="Standard"><text:a xlink:type="simple" xlink:href="https://search.worldcat.org/fr/search?q=su%3ACOMICS%20&amp;%20GRAPHIC%20NOVELS" text:style-name="Internet_20_link" text:visited-style-name="Visited_20_Internet_20_Link"><text:span text:style-name="T3">COMICS &amp; GRAPHIC NOVELS</text:span></text:a></text:p>
      <text:p text:style-name="Standard"><text:a xlink:type="simple" xlink:href="https://search.worldcat.org/fr/search?q=su%3AComics%20(Graphic%20works)" text:style-name="Internet_20_link" text:visited-style-name="Visited_20_Internet_20_Link"><text:span text:style-name="T3">Comics (Graphic works)</text:span></text:a></text:p>
      <text:p text:style-name="Standard"><text:a xlink:type="simple" xlink:href="https://search.worldcat.org/fr/search?q=su%3AComposers%20&amp;%20Musicians" text:style-name="Internet_20_link" text:visited-style-name="Visited_20_Internet_20_Link"><text:span text:style-name="T3">Composers &amp; Musicians</text:span></text:a></text:p>
      <text:p text:style-name="Standard"><text:a xlink:type="simple" xlink:href="https://search.worldcat.org/fr/search?q=su%3AElectronic%20books" text:style-name="Internet_20_link" text:visited-style-name="Visited_20_Internet_20_Link"><text:span text:style-name="T3">Electronic books</text:span></text:a></text:p>
      <text:p text:style-name="Standard"><text:a xlink:type="simple" xlink:href="https://search.worldcat.org/fr/search?q=su%3AGraphic%20novels" text:style-name="Internet_20_link" text:visited-style-name="Visited_20_Internet_20_Link"><text:span text:style-name="T3">Graphic novels</text:span></text:a></text:p>
      <text:p text:style-name="Standard"><text:a xlink:type="simple" xlink:href="https://search.worldcat.org/fr/search?q=su%3AMusiciens%20rock%20États-Unis%20Biographies%20Bandes%20dessinées" text:style-name="Internet_20_link" text:visited-style-name="Visited_20_Internet_20_Link"><text:span text:style-name="T3">Musiciens rock États-Unis Biographies Bandes dessinées</text:span></text:a></text:p>
      <text:p text:style-name="Standard"><text:a xlink:type="simple" xlink:href="https://search.worldcat.org/fr/search?q=su%3AMusiciens%20rock%20noirs%20américains%20Biographies%20Bandes%20dessinées" text:style-name="Internet_20_link" text:visited-style-name="Visited_20_Internet_20_Link"><text:span text:style-name="T3">Musiciens rock noirs américains Biographies Bandes dessinées</text:span></text:a></text:p>
      <text:p text:style-name="Standard"><text:a xlink:type="simple" xlink:href="https://search.worldcat.org/fr/search?q=su%3ANonfiction" text:style-name="Internet_20_link" text:visited-style-name="Visited_20_Internet_20_Link"><text:span text:style-name="T3">Nonfiction</text:span></text:a></text:p>
      <text:p text:style-name="Standard"><text:a xlink:type="simple" xlink:href="https://search.worldcat.org/fr/search?q=su%3ANonfiction%20comics" text:style-name="Internet_20_link" text:visited-style-name="Visited_20_Internet_20_Link"><text:span text:style-name="T3">Nonfiction comics</text:span></text:a></text:p>
      <text:p text:style-name="Standard"><text:a xlink:type="simple" xlink:href="https://search.worldcat.org/fr/search?q=su%3APrince" text:style-name="Internet_20_link" text:visited-style-name="Visited_20_Internet_20_Link"><text:span text:style-name="T3">Prince</text:span></text:a></text:p>
      <text:p text:style-name="Standard"><text:a xlink:type="simple" xlink:href="https://search.worldcat.org/fr/search?q=su%3APrince%20Comic%20books,%20strips,%20etc" text:style-name="Internet_20_link" text:visited-style-name="Visited_20_Internet_20_Link"><text:span text:style-name="T3">Prince Comic books, strips</text:span></text:a></text:p>
      <text:p text:style-name="Standard"><text:a xlink:type="simple" xlink:href="https://search.worldcat.org/fr/search?q=su%3ARock%20musicians" text:style-name="Internet_20_link" text:visited-style-name="Visited_20_Internet_20_Link"><text:span text:style-name="T3">Rock musicians</text:span></text:a></text:p>
      <text:p text:style-name="Standard"><text:a xlink:type="simple" xlink:href="https://search.worldcat.org/fr/search?q=su%3ARock%20musicians%20United%20States%20Biography%20Comic%20books,%20strips,%20etc" text:style-name="Internet_20_link" text:visited-style-name="Visited_20_Internet_20_Link"><text:span text:style-name="T3">Rock musicians United States Biography Comic books, strips</text:span></text:a></text:p>
      <text:p text:style-name="Standard"><text:a xlink:type="simple" xlink:href="https://search.worldcat.org/fr/search?q=su%3AUnited%20States" text:style-name="Internet_20_link" text:visited-style-name="Visited_20_Internet_20_Link"><text:span text:style-name="T3">United States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4T17:45:45.076000000</dc:date>
    <meta:editing-duration>PT1M10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4" meta:word-count="91" meta:character-count="707" meta:non-whitespace-character-count="640"/>
  </office:meta>
</office:document-meta>
</file>